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17eade" officeooo:paragraph-rsid="0017eade"/>
    </style:style>
    <style:style style:name="P3" style:family="paragraph" style:parent-style-name="Standard">
      <style:text-properties officeooo:rsid="000ec1fd" officeooo:paragraph-rsid="000ec1fd"/>
    </style:style>
    <style:style style:name="P4" style:family="paragraph" style:parent-style-name="Standard">
      <style:text-properties officeooo:rsid="0025e06b" officeooo:paragraph-rsid="0025e06b"/>
    </style:style>
    <style:style style:name="P5" style:family="paragraph" style:parent-style-name="Standard">
      <style:text-properties officeooo:rsid="000f9144" officeooo:paragraph-rsid="000f9144"/>
    </style:style>
    <style:style style:name="P6" style:family="paragraph" style:parent-style-name="Standard">
      <style:text-properties officeooo:rsid="0025274f" officeooo:paragraph-rsid="0017eade"/>
    </style:style>
    <style:style style:name="P7" style:family="paragraph" style:parent-style-name="Standard">
      <style:text-properties officeooo:rsid="002753b3" officeooo:paragraph-rsid="002753b3"/>
    </style:style>
    <style:style style:name="P8" style:family="paragraph" style:parent-style-name="Standard">
      <style:text-properties officeooo:rsid="002d0770" officeooo:paragraph-rsid="002d0770"/>
    </style:style>
    <style:style style:name="P9" style:family="paragraph" style:parent-style-name="Standard">
      <style:text-properties officeooo:rsid="002994ba" officeooo:paragraph-rsid="002994ba"/>
    </style:style>
    <style:style style:name="P10" style:family="paragraph" style:parent-style-name="Standard">
      <style:text-properties officeooo:rsid="002e937e" officeooo:paragraph-rsid="002e937e"/>
    </style:style>
    <style:style style:name="P11" style:family="paragraph" style:parent-style-name="Standard">
      <style:text-properties officeooo:rsid="00339d84" officeooo:paragraph-rsid="00339d84"/>
    </style:style>
    <style:style style:name="P12" style:family="paragraph" style:parent-style-name="Standard">
      <style:text-properties officeooo:rsid="003486bc" officeooo:paragraph-rsid="003486bc"/>
    </style:style>
    <style:style style:name="T1" style:family="text">
      <style:text-properties officeooo:rsid="00256c36"/>
    </style:style>
    <style:style style:name="T2" style:family="text">
      <style:text-properties officeooo:rsid="0026f190"/>
    </style:style>
    <style:style style:name="T3" style:family="text">
      <style:text-properties officeooo:rsid="0025e06b"/>
    </style:style>
    <style:style style:name="T4" style:family="text">
      <style:text-properties officeooo:rsid="002e937e"/>
    </style:style>
    <style:style style:name="T5" style:family="text">
      <style:text-properties officeooo:rsid="002c4cb9"/>
    </style:style>
    <style:style style:name="T6" style:family="text">
      <style:text-properties officeooo:rsid="0030375c"/>
    </style:style>
    <style:style style:name="T7" style:family="text">
      <style:text-properties officeooo:rsid="003507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<text:span text:style-name="T1">9:30</text:span></text:p>
      <text:p text:style-name="P2">Asiste <text:span text:style-name="T1">Carlos Megías, <text:s/></text:span><text:span text:style-name="T2">y </text:span><text:span text:style-name="T3">el resto se comunica por mensaje de texto.</text:span></text:p>
      <text:p text:style-name="P3">Tarea 1 asignada a <text:span text:style-name="T3">Carlos Megías</text:span></text:p>
      <text:p text:style-name="P3">Tarea 2 asignada a <text:span text:style-name="T3">Erik Flaquer</text:span></text:p>
      <text:p text:style-name="P3">Tarea 3 asignada a <text:span text:style-name="T3">Aníbal Zambrana</text:span></text:p>
      <text:p text:style-name="P3">Tarea 4 asignada a Pablo Guerrero</text:p>
      <text:p text:style-name="P4">Tarea 5 asignada a Pablo Guerrero</text:p>
      <text:p text:style-name="P5">Finalizada a 1<text:span text:style-name="T1">9:45</text:span></text:p>
      <text:p text:style-name="P5"/>
      <text:p text:style-name="P6"/>
      <text:p text:style-name="P7">2º Reunión</text:p>
      <text:p text:style-name="P7">Iniciada a las 19:30</text:p>
      <text:p text:style-name="P7">Asisten todos</text:p>
      <text:p text:style-name="P7">Carlos Megías empieza la Tarea 1</text:p>
      <text:p text:style-name="P8">Finalizada a 19:45</text:p>
      <text:p text:style-name="P8"/>
      <text:p text:style-name="P7"/>
      <text:p text:style-name="P9">3º Reunión</text:p>
      <text:p text:style-name="P9">Iniciada a las <text:span text:style-name="T4">20:00</text:span></text:p>
      <text:p text:style-name="P9">Asisten todos</text:p>
      <text:p text:style-name="P9">Carlos <text:span text:style-name="T5">M</text:span>egías termina la Tarea 1 y queda pendiente de revisión</text:p>
      <text:p text:style-name="P10">Finalizada a 20:<text:span text:style-name="T6">20</text:span></text:p>
      <text:p text:style-name="P10"/>
      <text:p text:style-name="P10"/>
      <text:p text:style-name="P11">4º Reunión </text:p>
      <text:p text:style-name="P11">Iniciada a las 19:45</text:p>
      <text:p text:style-name="P11">Asiste Carlos Megías, Pablo Guerrero, Aníbal Zambrana y Ángel (Scrum).</text:p>
      <text:p text:style-name="P11">La tarea de Carlos ya se ha revisado y pasa a terminada</text:p>
      <text:p text:style-name="P11">Las tareas de Aníbal, Erik y la tarea 5 de Pablo se han hecho <text:span text:style-name="T7">hoy</text:span> y quedan pendientes de revisión</text:p>
      <text:p text:style-name="P11">La tarea 4 correspondiente a Pablo ya se ha empezado.</text:p>
      <text:p text:style-name="P12">He ayudado a Erik a subir su tarea debido a dudas con git</text:p>
      <text:p text:style-name="P12">Finalizada a las 20:10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8.3.2$Windows_X86_64 LibreOffice_project/48a6bac9e7e268aeb4c3483fcf825c94556d9f92</meta:generator>
    <dc:date>2024-12-08T20:42:48.725000000</dc:date>
    <meta:editing-duration>PT2H54M52S</meta:editing-duration>
    <meta:editing-cycles>26</meta:editing-cycles>
    <meta:document-statistic meta:table-count="0" meta:image-count="0" meta:object-count="0" meta:page-count="1" meta:paragraph-count="27" meta:word-count="165" meta:character-count="878" meta:non-whitespace-character-count="738"/>
  </office:meta>
</office:document-meta>
</file>